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36pt" style:text-underline-style="none" fo:font-weight="bold" officeooo:rsid="00142493" officeooo:paragraph-rsid="00142493" style:font-size-asian="36pt" style:font-weight-asian="bold" style:font-size-complex="36pt" style:font-weight-complex="bold"/>
    </style:style>
    <style:style style:name="P2" style:family="paragraph" style:parent-style-name="Standard">
      <style:paragraph-properties fo:text-align="start" style:justify-single-word="false"/>
      <style:text-properties fo:font-size="14pt" officeooo:paragraph-rsid="00142493" style:font-size-asian="14pt" style:font-size-complex="14pt"/>
    </style:style>
    <style:style style:name="P3" style:family="paragraph" style:parent-style-name="Standard">
      <style:paragraph-properties fo:text-align="start" style:justify-single-word="false"/>
      <style:text-properties fo:font-size="14pt" style:text-underline-style="none" fo:font-weight="normal" officeooo:rsid="00142493" officeooo:paragraph-rsid="00142493"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normal" officeooo:rsid="0028e60c" officeooo:paragraph-rsid="0028e60c"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none" fo:font-weight="normal" officeooo:rsid="002de5a1" officeooo:paragraph-rsid="002de5a1"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style:text-underline-style="none" fo:font-weight="normal" officeooo:rsid="00303df6" officeooo:paragraph-rsid="00303df6"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none" fo:font-weight="normal" officeooo:rsid="00309935" officeooo:paragraph-rsid="00309935"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none" fo:font-weight="normal" officeooo:rsid="0038811d" officeooo:paragraph-rsid="0038811d" style:font-size-asian="14pt" style:font-weight-asian="normal" style:font-size-complex="14pt" style:font-weight-complex="normal"/>
    </style:style>
    <style:style style:name="P9" style:family="paragraph" style:parent-style-name="Standard" style:list-style-name="L1">
      <style:paragraph-properties fo:text-align="start" style:justify-single-word="false"/>
      <style:text-properties fo:font-size="14pt" style:text-underline-style="none" fo:font-weight="normal" officeooo:rsid="003ca9f7" officeooo:paragraph-rsid="003ca9f7"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none" fo:font-weight="normal" officeooo:rsid="003eb52a" officeooo:paragraph-rsid="003eb52a"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style:text-underline-style="none" fo:font-weight="normal" officeooo:rsid="004d8081" officeooo:paragraph-rsid="004d8081" style:font-size-asian="14pt" style:font-weight-asian="normal" style:font-size-complex="14pt" style:font-weight-complex="normal"/>
    </style:style>
    <style:style style:name="P12" style:family="paragraph" style:parent-style-name="Standard" style:list-style-name="L2">
      <style:paragraph-properties fo:text-align="start" style:justify-single-word="false"/>
      <style:text-properties fo:font-size="14pt" style:text-underline-style="none" fo:font-weight="normal" officeooo:rsid="006dd89b" officeooo:paragraph-rsid="006dd89b" style:font-size-asian="14pt" style:font-weight-asian="normal" style:font-size-complex="14pt" style:font-weight-complex="normal"/>
    </style:style>
    <style:style style:name="P13" style:family="paragraph" style:parent-style-name="Standard" style:list-style-name="L2">
      <style:paragraph-properties fo:text-align="start" style:justify-single-word="false"/>
      <style:text-properties fo:font-size="14pt" style:text-underline-style="none" fo:font-weight="normal" officeooo:rsid="0070d5fa" officeooo:paragraph-rsid="0070d5fa"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normal" officeooo:rsid="0070d5fa" officeooo:paragraph-rsid="0070d5fa"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style:text-underline-style="none" fo:font-weight="normal" officeooo:rsid="007c4045" officeooo:paragraph-rsid="007c4045" style:font-size-asian="14pt" style:font-weight-asian="normal" style:font-size-complex="14pt" style:font-weight-complex="normal"/>
    </style:style>
    <style:style style:name="P16" style:family="paragraph" style:parent-style-name="Standard" style:list-style-name="L3">
      <style:paragraph-properties fo:text-align="start" style:justify-single-word="false"/>
      <style:text-properties fo:font-size="14pt" style:text-underline-style="none" fo:font-weight="normal" officeooo:rsid="0081f313" officeooo:paragraph-rsid="0081f313" style:font-size-asian="14pt" style:font-weight-asian="normal" style:font-size-complex="14pt" style:font-weight-complex="normal"/>
    </style:style>
    <style:style style:name="P17" style:family="paragraph" style:parent-style-name="Standard" style:list-style-name="L3">
      <style:paragraph-properties fo:text-align="start" style:justify-single-word="false"/>
      <style:text-properties fo:font-size="14pt" style:text-underline-style="none" fo:font-weight="normal" officeooo:rsid="0086061c" officeooo:paragraph-rsid="0086061c" style:font-size-asian="14pt" style:font-weight-asian="normal" style:font-size-complex="14pt" style:font-weight-complex="normal"/>
    </style:style>
    <style:style style:name="P18" style:family="paragraph" style:parent-style-name="Standard" style:list-style-name="L3">
      <style:paragraph-properties fo:text-align="start" style:justify-single-word="false"/>
      <style:text-properties fo:font-size="14pt" style:text-underline-style="none" fo:font-weight="normal" officeooo:rsid="0088e9ce" officeooo:paragraph-rsid="0088e9ce" style:font-size-asian="14pt" style:font-weight-asian="normal" style:font-size-complex="14pt" style:font-weight-complex="normal"/>
    </style:style>
    <style:style style:name="P19" style:family="paragraph" style:parent-style-name="Standard" style:list-style-name="L3">
      <style:paragraph-properties fo:text-align="start" style:justify-single-word="false"/>
      <style:text-properties fo:font-size="14pt" style:text-underline-style="none" fo:font-weight="normal" officeooo:rsid="0089e754" officeooo:paragraph-rsid="0089e754"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style:text-underline-style="none" fo:font-weight="normal" officeooo:rsid="0089e754" officeooo:paragraph-rsid="0089e754"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style:text-underline-style="none" fo:font-weight="normal" officeooo:rsid="008dfbff" officeooo:paragraph-rsid="008dfbff" style:font-size-asian="14pt" style:font-weight-asian="normal" style:font-size-complex="14pt" style:font-weight-complex="normal"/>
    </style:style>
    <style:style style:name="P22" style:family="paragraph" style:parent-style-name="Standard" style:list-style-name="L5">
      <style:paragraph-properties fo:text-align="start" style:justify-single-word="false"/>
      <style:text-properties fo:font-size="14pt" style:text-underline-style="none" fo:font-weight="normal" officeooo:rsid="008ff4f0" officeooo:paragraph-rsid="008ff4f0" style:font-size-asian="14pt" style:font-weight-asian="normal" style:font-size-complex="14pt" style:font-weight-complex="normal"/>
    </style:style>
    <style:style style:name="P23" style:family="paragraph" style:parent-style-name="Standard" style:list-style-name="L5">
      <style:paragraph-properties fo:text-align="start" style:justify-single-word="false"/>
      <style:text-properties fo:font-size="14pt" style:text-underline-style="none" fo:font-weight="normal" officeooo:rsid="0090e433" officeooo:paragraph-rsid="0090e433"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style:text-underline-style="none" fo:font-weight="normal" officeooo:rsid="0095f304" officeooo:paragraph-rsid="0095f304" style:font-size-asian="14pt" style:font-weight-asian="normal" style:font-size-complex="14pt" style:font-weight-complex="normal"/>
    </style:style>
    <style:style style:name="P25" style:family="paragraph" style:parent-style-name="Standard" style:list-style-name="L6">
      <style:paragraph-properties fo:text-align="start" style:justify-single-word="false"/>
      <style:text-properties fo:font-size="14pt" style:text-underline-style="none" fo:font-weight="normal" officeooo:rsid="0098f624" officeooo:paragraph-rsid="0098f624"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style:text-underline-style="none" fo:font-weight="normal" officeooo:rsid="0098f624" officeooo:paragraph-rsid="0098f624"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font-size="14pt" style:text-underline-style="none" fo:font-weight="normal" officeooo:rsid="009a970e" officeooo:paragraph-rsid="009a970e"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fo:font-size="14pt" style:text-underline-style="none" fo:font-weight="normal" officeooo:rsid="0055eb22" officeooo:paragraph-rsid="0055eb22" fo:background-color="transparent"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fo:font-size="14pt" style:text-underline-style="none" fo:font-weight="normal" officeooo:rsid="0060599e" officeooo:paragraph-rsid="0060599e" fo:background-color="transparent" style:font-size-asian="14pt" style:font-weight-asian="normal" style:font-size-complex="14pt" style:font-weight-complex="normal"/>
    </style:style>
    <style:style style:name="P30" style:family="paragraph" style:parent-style-name="Standard" style:list-style-name="L2">
      <style:paragraph-properties fo:text-align="start" style:justify-single-word="false"/>
      <style:text-properties fo:font-size="14pt" style:text-underline-style="none" fo:font-weight="normal" officeooo:rsid="006572cc" officeooo:paragraph-rsid="006572cc" fo:background-color="transparent" style:font-size-asian="14pt" style:font-weight-asian="normal" style:font-size-complex="14pt" style:font-weight-complex="normal"/>
    </style:style>
    <style:style style:name="P31" style:family="paragraph" style:parent-style-name="Standard" style:list-style-name="L2">
      <style:paragraph-properties fo:text-align="start" style:justify-single-word="false"/>
      <style:text-properties fo:font-size="14pt" style:text-underline-style="none" fo:font-weight="normal" officeooo:rsid="0066a251" officeooo:paragraph-rsid="0066a251" fo:background-color="transparent"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fo:font-size="14pt" style:text-underline-style="none" fo:font-weight="normal" officeooo:rsid="00aab0be" officeooo:paragraph-rsid="00aab0be" fo:background-color="transparent"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fo:font-size="14pt" style:text-underline-style="none" fo:font-weight="bold" officeooo:rsid="0026a503" officeooo:paragraph-rsid="0026a503" style:font-size-asian="14pt" style:font-weight-asian="bold" style:font-size-complex="14pt" style:font-weight-complex="bold"/>
    </style:style>
    <style:style style:name="P34" style:family="paragraph" style:parent-style-name="Standard">
      <style:paragraph-properties fo:text-align="start" style:justify-single-word="false"/>
      <style:text-properties fo:font-size="14pt" style:text-underline-style="none" fo:font-weight="bold" officeooo:rsid="002de5a1" officeooo:paragraph-rsid="002de5a1" style:font-size-asian="14pt" style:font-weight-asian="bold" style:font-size-complex="14pt" style:font-weight-complex="bold"/>
    </style:style>
    <style:style style:name="P35" style:family="paragraph" style:parent-style-name="Standard">
      <style:paragraph-properties fo:text-align="start" style:justify-single-word="false"/>
      <style:text-properties fo:font-size="14pt" style:text-underline-style="none" fo:font-weight="bold" officeooo:rsid="0036fc73" officeooo:paragraph-rsid="0036fc73" style:font-size-asian="14pt" style:font-weight-asian="bold" style:font-size-complex="14pt" style:font-weight-complex="bold"/>
    </style:style>
    <style:style style:name="P36" style:family="paragraph" style:parent-style-name="Standard">
      <style:paragraph-properties fo:text-align="start" style:justify-single-word="false"/>
      <style:text-properties fo:font-size="14pt" style:text-underline-style="none" fo:font-weight="bold" officeooo:rsid="003eb52a" officeooo:paragraph-rsid="003eb52a" style:font-size-asian="14pt" style:font-weight-asian="bold" style:font-size-complex="14pt" style:font-weight-complex="bold"/>
    </style:style>
    <style:style style:name="P37" style:family="paragraph" style:parent-style-name="Standard">
      <style:paragraph-properties fo:text-align="start" style:justify-single-word="false"/>
      <style:text-properties fo:font-size="14pt" style:text-underline-style="none" fo:font-weight="bold" officeooo:rsid="007c4045" officeooo:paragraph-rsid="007c4045" style:font-size-asian="14pt" style:font-weight-asian="bold" style:font-size-complex="14pt" style:font-weight-complex="bold"/>
    </style:style>
    <style:style style:name="P38" style:family="paragraph" style:parent-style-name="Standard">
      <style:paragraph-properties fo:text-align="start" style:justify-single-word="false"/>
      <style:text-properties fo:font-size="14pt" style:text-underline-style="none" fo:font-weight="bold" officeooo:rsid="00176f44" officeooo:paragraph-rsid="00176f44" fo:background-color="#ffff00" style:font-size-asian="14pt" style:font-weight-asian="bold" style:font-size-complex="14pt" style:font-weight-complex="bold"/>
    </style:style>
    <style:style style:name="P39" style:family="paragraph" style:parent-style-name="Standard">
      <style:paragraph-properties fo:text-align="start" style:justify-single-word="false"/>
      <style:text-properties fo:font-size="14pt" style:text-underline-style="none" fo:font-weight="bold" officeooo:rsid="004ff7dc" officeooo:paragraph-rsid="004ff7dc" fo:background-color="#ffff00" style:font-size-asian="14pt" style:font-weight-asian="bold" style:font-size-complex="14pt" style:font-weight-complex="bold"/>
    </style:style>
    <style:style style:name="P40" style:family="paragraph" style:parent-style-name="Standard">
      <style:paragraph-properties fo:text-align="start" style:justify-single-word="false"/>
      <style:text-properties fo:font-size="14pt" style:text-underline-style="none" fo:font-weight="bold" officeooo:rsid="0074a3f8" officeooo:paragraph-rsid="0074a3f8" fo:background-color="#ffff00" style:font-size-asian="14pt" style:font-weight-asian="bold" style:font-size-complex="14pt" style:font-weight-complex="bold"/>
    </style:style>
    <style:style style:name="P41" style:family="paragraph" style:parent-style-name="Standard">
      <style:paragraph-properties fo:text-align="start" style:justify-single-word="false"/>
      <style:text-properties fo:font-size="14pt" style:text-underline-style="none" fo:font-weight="bold" officeooo:rsid="009a970e" officeooo:paragraph-rsid="009a970e" fo:background-color="#ffff00" style:font-size-asian="14pt" style:font-weight-asian="bold" style:font-size-complex="14pt" style:font-weight-complex="bold"/>
    </style:style>
    <style:style style:name="P42" style:family="paragraph" style:parent-style-name="Standard">
      <style:paragraph-properties fo:text-align="start" style:justify-single-word="false"/>
      <style:text-properties fo:font-size="14pt" style:text-underline-style="none" fo:font-weight="bold" officeooo:rsid="005dff8e" officeooo:paragraph-rsid="005dff8e" fo:background-color="transparent" style:font-size-asian="14pt" style:font-weight-asian="bold" style:font-size-complex="14pt" style:font-weight-complex="bold"/>
    </style:style>
    <style:style style:name="P43" style:family="paragraph" style:parent-style-name="Standard">
      <style:paragraph-properties fo:text-align="start" style:justify-single-word="false"/>
      <style:text-properties fo:font-size="14pt" style:text-underline-style="none" fo:font-weight="bold" officeooo:rsid="00a578f3" officeooo:paragraph-rsid="00a578f3" fo:background-color="transparent" style:font-size-asian="14pt" style:font-weight-asian="bold" style:font-size-complex="14pt" style:font-weight-complex="bold"/>
    </style:style>
    <style:style style:name="P44" style:family="paragraph" style:parent-style-name="Standard">
      <style:paragraph-properties fo:text-align="start" style:justify-single-word="false"/>
      <style:text-properties fo:font-size="14pt" style:text-underline-style="solid" style:text-underline-width="auto" style:text-underline-color="font-color" fo:font-weight="bold" officeooo:rsid="00303df6" officeooo:paragraph-rsid="00303df6" style:font-size-asian="14pt" style:font-weight-asian="bold" style:font-size-complex="14pt" style:font-weight-complex="bold"/>
    </style:style>
    <style:style style:name="P45" style:family="paragraph" style:parent-style-name="Standard">
      <style:paragraph-properties fo:text-align="start" style:justify-single-word="false" fo:break-before="page"/>
      <style:text-properties fo:font-size="14pt" style:text-underline-style="none" fo:font-weight="bold" officeooo:rsid="004ff7dc" officeooo:paragraph-rsid="004ff7dc" fo:background-color="#ffff00" style:font-size-asian="14pt" style:font-weight-asian="bold" style:font-size-complex="14pt" style:font-weight-complex="bold"/>
    </style:style>
    <style:style style:name="P46" style:family="paragraph" style:parent-style-name="Text_20_body" style:list-style-name="L2">
      <style:paragraph-properties fo:text-align="start" style:justify-single-word="false"/>
      <style:text-properties fo:font-size="14pt" style:text-underline-style="none" fo:font-weight="normal" officeooo:rsid="0066a251" officeooo:paragraph-rsid="0066a251" fo:background-color="transparent" style:font-size-asian="14pt" style:font-weight-asian="normal" style:font-size-complex="14pt" style:font-weight-complex="normal"/>
    </style:style>
    <style:style style:name="T1" style:family="text">
      <style:text-properties officeooo:rsid="0019639c"/>
    </style:style>
    <style:style style:name="T2" style:family="text">
      <style:text-properties officeooo:rsid="001d0c0e"/>
    </style:style>
    <style:style style:name="T3" style:family="text">
      <style:text-properties officeooo:rsid="001f04b3"/>
    </style:style>
    <style:style style:name="T4" style:family="text">
      <style:text-properties style:text-underline-style="none" fo:font-weight="normal" officeooo:rsid="00142493" style:font-weight-asian="normal" style:font-weight-complex="normal"/>
    </style:style>
    <style:style style:name="T5" style:family="text">
      <style:text-properties style:text-underline-style="none" fo:font-weight="normal" officeooo:rsid="0015003c" style:font-weight-asian="normal" style:font-weight-complex="normal"/>
    </style:style>
    <style:style style:name="T6" style:family="text">
      <style:text-properties style:text-underline-style="none" fo:font-weight="normal" officeooo:rsid="00151e8c" style:font-weight-asian="normal" style:font-weight-complex="normal"/>
    </style:style>
    <style:style style:name="T7" style:family="text">
      <style:text-properties style:text-underline-style="none" fo:font-weight="normal" officeooo:rsid="00160df2" style:font-weight-asian="normal" style:font-weight-complex="normal"/>
    </style:style>
    <style:style style:name="T8" style:family="text">
      <style:text-properties officeooo:rsid="00290498"/>
    </style:style>
    <style:style style:name="T9" style:family="text">
      <style:text-properties fo:font-weight="bold" style:font-weight-asian="bold" style:font-weight-complex="bold"/>
    </style:style>
    <style:style style:name="T10" style:family="text">
      <style:text-properties fo:font-weight="bold" officeooo:rsid="00290498" style:font-weight-asian="bold" style:font-weight-complex="bold"/>
    </style:style>
    <style:style style:name="T11" style:family="text">
      <style:text-properties fo:font-weight="bold" officeooo:rsid="002e861c" style:font-weight-asian="bold" style:font-weight-complex="bold"/>
    </style:style>
    <style:style style:name="T12" style:family="text">
      <style:text-properties fo:font-weight="bold" officeooo:rsid="0042836d" style:font-weight-asian="bold" style:font-weight-complex="bold"/>
    </style:style>
    <style:style style:name="T13" style:family="text">
      <style:text-properties officeooo:rsid="002e861c"/>
    </style:style>
    <style:style style:name="T14" style:family="text">
      <style:text-properties officeooo:rsid="002eb64d"/>
    </style:style>
    <style:style style:name="T15" style:family="text">
      <style:text-properties officeooo:rsid="00309935"/>
    </style:style>
    <style:style style:name="T16" style:family="text">
      <style:text-properties officeooo:rsid="0038811d"/>
    </style:style>
    <style:style style:name="T17" style:family="text">
      <style:text-properties officeooo:rsid="003c6e58"/>
    </style:style>
    <style:style style:name="T18" style:family="text">
      <style:text-properties officeooo:rsid="00408d5e"/>
    </style:style>
    <style:style style:name="T19" style:family="text">
      <style:text-properties officeooo:rsid="0042836d"/>
    </style:style>
    <style:style style:name="T20" style:family="text">
      <style:text-properties officeooo:rsid="0044d2cd"/>
    </style:style>
    <style:style style:name="T21" style:family="text">
      <style:text-properties officeooo:rsid="0046c781"/>
    </style:style>
    <style:style style:name="T22" style:family="text">
      <style:text-properties officeooo:rsid="0047e3f2"/>
    </style:style>
    <style:style style:name="T23" style:family="text">
      <style:text-properties officeooo:rsid="004c8848"/>
    </style:style>
    <style:style style:name="T24" style:family="text">
      <style:text-properties officeooo:rsid="004dec8f"/>
    </style:style>
    <style:style style:name="T25" style:family="text">
      <style:text-properties officeooo:rsid="0051d031"/>
    </style:style>
    <style:style style:name="T26" style:family="text">
      <style:text-properties officeooo:rsid="00531dc9"/>
    </style:style>
    <style:style style:name="T27" style:family="text">
      <style:text-properties officeooo:rsid="005739ba"/>
    </style:style>
    <style:style style:name="T28" style:family="text">
      <style:text-properties officeooo:rsid="005c15df"/>
    </style:style>
    <style:style style:name="T29" style:family="text">
      <style:text-properties officeooo:rsid="006233a2"/>
    </style:style>
    <style:style style:name="T30" style:family="text">
      <style:text-properties officeooo:rsid="00636609"/>
    </style:style>
    <style:style style:name="T31" style:family="text">
      <style:text-properties officeooo:rsid="006875d0"/>
    </style:style>
    <style:style style:name="T32" style:family="text">
      <style:text-properties officeooo:rsid="006c0935"/>
    </style:style>
    <style:style style:name="T33" style:family="text">
      <style:text-properties officeooo:rsid="006f1f14"/>
    </style:style>
    <style:style style:name="T34" style:family="text">
      <style:text-properties officeooo:rsid="0070fa7f"/>
    </style:style>
    <style:style style:name="T35" style:family="text">
      <style:text-properties officeooo:rsid="0076419a"/>
    </style:style>
    <style:style style:name="T36" style:family="text">
      <style:text-properties officeooo:rsid="00780cad"/>
    </style:style>
    <style:style style:name="T37" style:family="text">
      <style:text-properties officeooo:rsid="007860a9"/>
    </style:style>
    <style:style style:name="T38" style:family="text">
      <style:text-properties officeooo:rsid="0079d752"/>
    </style:style>
    <style:style style:name="T39" style:family="text">
      <style:text-properties officeooo:rsid="007aee8b"/>
    </style:style>
    <style:style style:name="T40" style:family="text">
      <style:text-properties officeooo:rsid="007cc8f5"/>
    </style:style>
    <style:style style:name="T41" style:family="text">
      <style:text-properties officeooo:rsid="007fa67f"/>
    </style:style>
    <style:style style:name="T42" style:family="text">
      <style:text-properties officeooo:rsid="0080f6f7"/>
    </style:style>
    <style:style style:name="T43" style:family="text">
      <style:text-properties officeooo:rsid="0084174f"/>
    </style:style>
    <style:style style:name="T44" style:family="text">
      <style:text-properties officeooo:rsid="00937835"/>
    </style:style>
    <style:style style:name="T45" style:family="text">
      <style:text-properties officeooo:rsid="009ac9e0"/>
    </style:style>
    <style:style style:name="T46" style:family="text">
      <style:text-properties officeooo:rsid="009cf984"/>
    </style:style>
    <style:style style:name="T47" style:family="text">
      <style:text-properties officeooo:rsid="009f4a79"/>
    </style:style>
    <style:style style:name="T48" style:family="text">
      <style:text-properties officeooo:rsid="00a05775"/>
    </style:style>
    <style:style style:name="T49" style:family="text">
      <style:text-properties officeooo:rsid="00a14b73"/>
    </style:style>
    <style:style style:name="T50" style:family="text">
      <style:text-properties officeooo:rsid="00a2cfc5"/>
    </style:style>
    <style:style style:name="T51" style:family="text">
      <style:text-properties officeooo:rsid="00a624bb"/>
    </style:style>
    <style:style style:name="T52" style:family="text">
      <style:text-properties officeooo:rsid="00ac086a"/>
    </style:style>
    <style:style style:name="T53" style:family="text">
      <style:text-properties officeooo:rsid="00ac7f0e"/>
    </style:style>
    <style:style style:name="T54" style:family="text">
      <style:text-properties fo:color="#0e101a"/>
    </style:style>
    <style:style style:name="T55" style:family="text">
      <style:text-properties fo:color="#0e101a" fo:background-color="transparent" loext:char-shading-value="0"/>
    </style:style>
    <style:style style:name="T56" style:family="text">
      <style:text-properties fo:color="#0e101a" officeooo:rsid="00b34dcf" fo:background-color="transparent" loext:char-shading-value="0"/>
    </style:style>
    <style:style style:name="T57" style:family="text">
      <style:text-properties officeooo:rsid="00b209d0"/>
    </style:style>
    <style:style style:name="T58" style:family="text">
      <style:text-properties officeooo:rsid="00b5abfc"/>
    </style:style>
    <style:style style:name="T59" style:family="text">
      <style:text-properties officeooo:rsid="00b6a016"/>
    </style:style>
    <style:style style:name="T60" style:family="text">
      <style:text-properties officeooo:rsid="00b9ce42"/>
    </style:style>
    <style:style style:name="T61" style:family="text">
      <style:text-properties officeooo:rsid="00ba5959"/>
    </style:style>
    <style:style style:name="T62" style:family="text">
      <style:text-properties officeooo:rsid="00bad67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adMap</text:p>
      <text:p text:style-name="P1"/>
      <text:p text:style-name="P2"><text:span text:style-name="T6">The second assignment is a full-fledged project with expectations equivalent to professional levels. Thus, we will take a step-by-step approach to make sure that we establish everything carefully and in a very elaborate manner.</text:span></text:p>
      <text:p text:style-name="P3"/>
      <text:p text:style-name="P3"/>
      <text:p text:style-name="P38">Note:- Comments are very important in this premise. Meaningful comments that highlight both the logic of the code and the thought process behind it are necessary. Small findings like relationships within independent variables, etc. must also be reported through the comments.</text:p>
      <text:p text:style-name="P3"/>
      <text:p text:style-name="P33">1. Setting up the research goals.</text:p>
      <text:p text:style-name="P4">The first step is to identify the research goals of the project. The most basic requirement of the assignment is to predict the energy usage which is a <text:span text:style-name="T9">regression</text:span> problem.</text:p>
      <text:p text:style-name="P4"/>
      <text:p text:style-name="P34">2. Retrieving the data</text:p>
      <text:p text:style-name="P5">This involves importing the dataset correctly in the jupyter notebook that we will be using. As per the requirements of the assignment, this data is enough and another data set need not be consulted. <text:span text:style-name="T13">However, it is essential to read the description of the dataset and gather some </text:span><text:span text:style-name="T11">knowledge of the domain</text:span><text:span text:style-name="T13"> of the dataset i.e. capturing some insights of electricity </text:span><text:span text:style-name="T57">units</text:span><text:span text:style-name="T13">(in our case). </text:span><text:span text:style-name="T14">Citation of the resources is important.</text:span></text:p>
      <text:p text:style-name="P5"/>
      <text:p text:style-name="P35">3. <text:span text:style-name="T16">Data Preparation</text:span></text:p>
      <text:p text:style-name="P10"/>
      <text:p text:style-name="P10"><text:span text:style-name="T55">The first step will be </text:span><text:span text:style-name="Strong_20_Emphasis"><text:span text:style-name="T55">extracting the basic information </text:span></text:span><text:span text:style-name="T55">about the dataset such as the number of columns, name of columns, and the type of data contained in the columns, </text:span><text:span text:style-name="T56">to </text:span><text:span text:style-name="T55">create a basic sketch or summary of the data. An integer column, for example, maybe be summarised as a column having data supposed between the ranges 10-100 and the mean to be </text:span><text:span text:style-name="Strong_20_Emphasis"><text:span text:style-name="T55">69.69</text:span></text:span><text:span text:style-name="T55">. Each column (or at least most of them)must be summarised in the same manner.</text:span></text:p>
      <text:p text:style-name="P36"/>
      <text:p text:style-name="P8"><text:span text:style-name="T23">The second step would be </text:span><text:span text:style-name="T17">to look for values such as:-</text:span></text:p>
      <text:list xml:id="list2508518770" text:style-name="L1">
        <text:list-item>
          <text:p text:style-name="P9">Noise/Abrupt Values</text:p>
        </text:list-item>
        <text:list-item>
          <text:p text:style-name="P9">Outliers</text:p>
        </text:list-item>
        <text:list-item>
          <text:p text:style-name="P9">Missing Values</text:p>
        </text:list-item>
        <text:list-item>
          <text:p text:style-name="P9">Negative Values (could be covered in noise)</text:p>
        </text:list-item>
      </text:list>
      <text:p text:style-name="P5"/>
      <text:p text:style-name="P11">and then pre-processing the data to remove those undesired values. <text:span text:style-name="T24">Then, we will go for feature-scaling.</text:span></text:p>
      <text:p text:style-name="P45">Note- Both the scaled and unscaled data will be used for training. <text:span text:style-name="T25">Also, the type of scaling such as standardization/normali</text:span><text:span text:style-name="T58">z</text:span><text:span text:style-name="T25">ation, etc. will be identified and </text:span><text:span text:style-name="T26">must be </text:span><text:span text:style-name="T25">justified.</text:span></text:p>
      <text:p text:style-name="P39"/>
      <text:p text:style-name="P28">The last step would be to go for feature engineering (not sure if it would belong here or not). We will use at least two techniques for feature engineering and justify the final selected features through them. We could also integrate two or more columns that require us to have some basic information of how to do that, when to do that and how to justify that. This also requires some subject domain knowledge.</text:p>
      <text:p text:style-name="P28"/>
      <text:p text:style-name="P42"><text:span text:style-name="T39">4. </text:span>Data Visualization</text:p>
      <text:p text:style-name="P29">This part requires some extra focus this time as seen in the previous assignment. <text:span text:style-name="T29">I prefer going through the </text:span><text:span text:style-name="T30">process below.</text:span></text:p>
      <text:p text:style-name="P29"/>
      <text:list xml:id="list732746826" text:style-name="L2">
        <text:list-item>
          <text:p text:style-name="P30">Plots between <text:span text:style-name="T59">the </text:span>target and the independent variable.</text:p>
          <text:p text:style-name="P46"><text:span text:style-name="T54">Every column must be plotted against the target column. As we have a regression problem this time, we would be able to use a wider variety of graphs and may be able to get better relationships amongst the variables. I propose to use at least two types of graphs and use both the types individually between all the independent variables and the target column. In simple words, we can have one set of bar graphs and another set of line graphs.</text:span></text:p>
          <text:p text:style-name="P31"/>
        </text:list-item>
        <text:list-item>
          <text:p text:style-name="P12"><text:span text:style-name="T33">We need to </text:span>create graphs between each column.</text:p>
        </text:list-item>
        <text:list-item>
          <text:p text:style-name="P13">A heatmap to depict the correlation between all columns with one another and the target variable. <text:span text:style-name="T34">If possible we can also use another type of graph for the same purpose.</text:span></text:p>
        </text:list-item>
      </text:list>
      <text:p text:style-name="P14"/>
      <text:p text:style-name="P40">Note – We need to explain the relationships that we find out between columns during this process as comments. This is a very important step that must not be left out. We will establish one successful plotting and th<text:span text:style-name="T61">e</text:span>n talk about that before moving on to the next one.</text:p>
      <text:p text:style-name="P5"/>
      <text:p text:style-name="P37">5. Data Modelling</text:p>
      <text:p text:style-name="P15">The original aim of the project will be implemented here. <text:span text:style-name="T40">We need to train and test the dataset on various machine learning algorithms </text:span><text:span text:style-name="T41">and also tune the hyper-parameters </text:span><text:span text:style-name="T42">to alter the baseline models.</text:span></text:p>
      <text:p text:style-name="P15"/>
      <text:list xml:id="list2950199933" text:style-name="L3">
        <text:list-item>
          <text:p text:style-name="P16">Firstly, we will segregate the dataset into training and validation dataset<text:span text:style-name="T60">s</text:span>. <text:span text:style-name="T43">Both, the scaled and unscaled data need to be used for this purpose.</text:span></text:p>
        </text:list-item>
        <text:list-item>
          <text:p text:style-name="P17">Baseline models will be fitted and tested for both training and testing datasets to determine possible chances of under/overfitting as well as data leakage.</text:p>
        </text:list-item>
        <text:list-item>
          <text:p text:style-name="P18"><text:soft-page-break/>Hyper-parameters will be tuned using the GridSearch methods for ease.</text:p>
        </text:list-item>
        <text:list-item>
          <text:p text:style-name="P19">We will use almost all metrics to determine the best models.</text:p>
        </text:list-item>
      </text:list>
      <text:p text:style-name="P20"/>
      <text:p text:style-name="P21">The algorithms to be used are:-</text:p>
      <text:list xml:id="list3006179810" text:style-name="L5">
        <text:list-item>
          <text:p text:style-name="P22">Linear Regression</text:p>
        </text:list-item>
        <text:list-item>
          <text:p text:style-name="P22">Polynomial Regression</text:p>
        </text:list-item>
        <text:list-item>
          <text:p text:style-name="P23">Decision Trees</text:p>
        </text:list-item>
        <text:list-item>
          <text:p text:style-name="P23">Random Forest</text:p>
        </text:list-item>
        <text:list-item>
          <text:p text:style-name="P23">Rule-Based Learning <text:span text:style-name="T44">(Optional)</text:span></text:p>
        </text:list-item>
        <text:list-item>
          <text:p text:style-name="P23">Neural Networks</text:p>
        </text:list-item>
      </text:list>
      <text:p text:style-name="P5"/>
      <text:p text:style-name="P24">The data-splitting techniques:-</text:p>
      <text:list xml:id="list3730834041" text:style-name="L6">
        <text:list-item>
          <text:p text:style-name="P25">train_test_split</text:p>
        </text:list-item>
        <text:list-item>
          <text:p text:style-name="P25">k-Fold</text:p>
        </text:list-item>
      </text:list>
      <text:p text:style-name="P26"/>
      <text:p text:style-name="P41">Note - We will mak<text:span text:style-name="T45">e </text:span>graphs of the performance of different models with <text:span text:style-name="T46">different </text:span>parameters <text:span text:style-name="T46">which will justify the selection of our parameters. </text:span><text:span text:style-name="T47">Each metric that we use will have its own graph but will be common to each technique. </text:span><text:span text:style-name="T48">In simpler words, </text:span><text:span text:style-name="T49">a single containing the accuracy with all techniques will be plotted and then another graph of recall values with all techniques will be created. </text:span><text:span text:style-name="T50">This way we will have graphs equal to the number of metrics that we consider. </text:span><text:span text:style-name="T52">Also, we need to write our justification </text:span><text:span text:style-name="T62">for</text:span><text:span text:style-name="T52"> using or not using the particular technique. </text:span></text:p>
      <text:p text:style-name="P41"/>
      <text:p text:style-name="P43"><text:span text:style-name="T51">6. </text:span>Performance Visualisation</text:p>
      <text:p text:style-name="P32">We will take the ultimate model and create a separate section where we discuss and plot the performance of the model selected as the best one. At last, we will discuss the challenges faced, limitations, and the future scope of the assignment before entitling our names at the end of the assignment.</text:p>
      <text:p text:style-name="P27"/>
      <text:p text:style-name="P44">Information to be cited</text:p>
      <text:p text:style-name="P44"/>
      <text:p text:style-name="P6">1. <text:s/>The resources used to gather information about electrical usage.</text:p>
      <text:p text:style-name="P6">2. Codes used from StackOverflow.</text:p>
      <text:p text:style-name="P6">3. Articles about various algorithms or data modeling techniqu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6T14:00:17.860790951</meta:creation-date>
    <dc:date>2022-05-06T15:27:49.946044641</dc:date>
    <meta:editing-duration>PT1H26M15S</meta:editing-duration>
    <meta:editing-cycles>151</meta:editing-cycles>
    <meta:generator>LibreOffice/6.4.7.2$Linux_X86_64 LibreOffice_project/40$Build-2</meta:generator>
    <meta:document-statistic meta:table-count="0" meta:image-count="0" meta:object-count="0" meta:page-count="3" meta:paragraph-count="47" meta:word-count="935" meta:character-count="5508" meta:non-whitespace-character-count="4636"/>
  </office:meta>
</office:document-meta>
</file>